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1-2014</text:p>
      <text:p text:style-name="P44"><text:span text:style-name="T5">Maturín, </text:span><text:span text:style-name="Fuente_20_de_20_párrafo_20_predeter."><text:span text:style-name="T3">15</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5-2014</text:span><text:span text:style-name="T14"> </text:span><text:span text:style-name="T8">DE FECHA 11-04-2014</text:span></text:p>
      <text:p text:style-name="P36"/>
      <text:p text:style-name="P29"><text:span text:style-name="T8">OBJETO: </text:span><text:span text:style-name="T9">Contratación del servicio periódico y autolavado de los vehículos pertenecientes a la Contraloría del Estado Monagas correspondiente al año 2014.</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UTOLAVADO Y SERVICIOS DR. WASH MATURÍN,C.A<text:line-break/>- Oferta "B": AUTOLAVADO, SERVICIOS Y AUTOPERIQUITO C.O.P CARDS C.A<text:line-break/>- Oferta "C": AUTOSERVICIOS SACRO,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UTOLAVADO Y SERVICIOS DR. WASH MATURÃN,C.A</text:span></text:p>
          </table:table-cell>
          <table:table-cell table:style-name="Tabla3.A3" office:value-type="string">
            <text:p text:style-name="P49">Oferta mas Economica<text:line-break/><text:line-break/>Monto oferta "A"</text:p>
          </table:table-cell>
          <table:table-cell table:style-name="Tabla3.A3" office:value-type="string">
            <text:p text:style-name="P49">4.009,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AUTOLAVADO, SERVICIOS Y AUTOPERIQUITO C.O.P CARDS C.A</text:span></text:p>
          </table:table-cell>
          <table:table-cell table:style-name="Tabla3.A3" office:value-type="string">
            <text:p text:style-name="P49">Oferta mas Economica<text:line-break/><text:line-break/>Monto oferta "B"</text:p>
          </table:table-cell>
          <table:table-cell table:style-name="Tabla3.A3" office:value-type="string">
            <text:p text:style-name="P49">4.009,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AUTOSERVICIOS SACRO, C.A.</text:span></text:p>
          </table:table-cell>
          <table:table-cell table:style-name="Tabla3.A3" office:value-type="string">
            <text:p text:style-name="P49">Oferta mas Economica<text:line-break/><text:line-break/>Monto oferta "C"</text:p>
          </table:table-cell>
          <table:table-cell table:style-name="Tabla3.A3" office:value-type="string">
            <text:p text:style-name="P49">4.009,60<text:line-break/><text:line-break/><text:line-break/>4.009,6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UTOLAVADO Y SERVICIOS DR. WASH MATURÍ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AUTOLAVADO, SERVICIOS Y AUTOPERIQUITO C.O.P CARD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AUTOSERVICIOS SACRO,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AUTOSERVICIOS SACRO, C.A., AUTOLAVADO Y SERVICIOS DR WASH MATURIN,C.A ; AUTOLAVADO SERVICIOS Y AUTOPERIQUITO C.O.P CARDS,C.A quienes cuentan con experiencia en todo lo relacionado con autoservicio, autolavado, engrase y lubricación; de las cuales solo AUTOSERVICIOS SACRO,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ésto aunado a que dicha empresa nos ha prestado el servicio requerido desde el año 2011 ofreciendo calidad de servicio y tiempo de respuesta.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AUTOSERVICIOS SACRO, C.A., califica como ganadora en el presente procedimiento de selección de contratistas, por ofrecer la única oferta económica acompañado de excelente calidad de servicio entodo lo relacionado con autoservicio, autolavado, engrase y lubricación,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5-2014 para la Contratación del servicio periódico y autolavado de los vehículos pertenecientes a la Contraloría del Estado Monagas correspondiente al año 2014, a la empresa la empresa AUTOSERVICIOS SACRO, C.A., C.A, Rif  J-31710851-5.</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